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83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Enunciad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unciado" table:style-name="ta1">
        <office:forms form:automatic-focus="false" form:apply-design-mode="false"/>
        <table:shapes>
          <draw:frame draw:z-index="0" draw:style-name="gr1" draw:text-style-name="P1" svg:width="16.007cm" svg:height="9.012cm" svg:x="18.938cm" svg:y="0cm">
            <draw:object draw:notify-on-update-of-ranges="Enunciado.B1:Enunciado.F1 Enunciado.A35:Enunciado.A35 Enunciado.B35:Enunciado.F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927cm" svg:y="9.302cm">
            <draw:object draw:notify-on-update-of-ranges="Enunciado.B1:Enunciado.F1 Enunciado.A4:Enunciado.A4 Enunciado.B4:Enunciado.F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4" table:number-columns-repeated="1017" table:default-cell-style-name="Default"/>
        <table:table-row table:style-name="ro1">
          <table:table-cell/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NTAS BRUT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Ingresos por Prestaciones de Servicios.</text:p>
          </table:table-cell>
          <table:table-cell table:style-name="ce4" office:value-type="float" office:value="114798.97" calcext:value-type="float">
            <text:p>114.799</text:p>
          </table:table-cell>
          <table:table-cell table:style-name="ce4" office:value-type="float" office:value="130510.43" calcext:value-type="float">
            <text:p>130.510</text:p>
          </table:table-cell>
          <table:table-cell table:style-name="ce4" office:value-type="float" office:value="75221.48" calcext:value-type="float">
            <text:p>75.221</text:p>
          </table:table-cell>
          <table:table-cell table:style-name="ce4" office:value-type="float" office:value="13824" calcext:value-type="float">
            <text:p>13.824</text:p>
          </table:table-cell>
          <table:table-cell table:style-name="ce5" office:value-type="float" office:value="175872" calcext:value-type="float">
            <text:p>175.87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Ventas.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4555.82" calcext:value-type="float">
            <text:p>114.556</text:p>
          </table:table-cell>
          <table:table-cell table:style-name="ce5" office:value-type="float" office:value="157106.56" calcext:value-type="float">
            <text:p>157.107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VENTAS NETA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mpra Mercaderías y Materias Primas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-458.4" calcext:value-type="float">
            <text:p>-458</text:p>
          </table:table-cell>
          <table:table-cell table:style-name="ce5" office:value-type="float" office:value="-13132.8" calcext:value-type="float">
            <text:p>-13.133</text:p>
          </table:table-cell>
          <table:table-cell table:style-name="ce5" office:value-type="float" office:value="-137209.39" calcext:value-type="float">
            <text:p>-137.2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GEN BRUTO DE EXPLOTACION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ueldos y Salarios Administración.</text:p>
          </table:table-cell>
          <table:table-cell table:style-name="ce5" office:value-type="float" office:value="-52627.16" calcext:value-type="float">
            <text:p>-52.627</text:p>
          </table:table-cell>
          <table:table-cell table:style-name="ce5" office:value-type="float" office:value="-74044.93" calcext:value-type="float">
            <text:p>-74.045</text:p>
          </table:table-cell>
          <table:table-cell table:style-name="ce5" office:value-type="float" office:value="-55991.21" calcext:value-type="float">
            <text:p>-55.991</text:p>
          </table:table-cell>
          <table:table-cell table:style-name="ce5" office:value-type="float" office:value="-49184.1" calcext:value-type="float">
            <text:p>-49.184</text:p>
          </table:table-cell>
          <table:table-cell table:style-name="ce5" office:value-type="float" office:value="-76531" calcext:value-type="float">
            <text:p>-76.53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ueldos y Salarios Producción.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office:value-type="float" office:value="-24917" calcext:value-type="float">
            <text:p>-24.9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taciones Amortización y Deterioros de Valor.</text:p>
          </table:table-cell>
          <table:table-cell table:style-name="ce4" office:value-type="float" office:value="-4454.2" calcext:value-type="float">
            <text:p>-4.454</text:p>
          </table:table-cell>
          <table:table-cell table:style-name="ce4" office:value-type="float" office:value="-7944.8" calcext:value-type="float">
            <text:p>-7.945</text:p>
          </table:table-cell>
          <table:table-cell table:style-name="ce4" office:value-type="float" office:value="-18748.89" calcext:value-type="float">
            <text:p>-18.749</text:p>
          </table:table-cell>
          <table:table-cell table:style-name="ce4" office:value-type="float" office:value="-20335.8" calcext:value-type="float">
            <text:p>-20.336</text:p>
          </table:table-cell>
          <table:table-cell table:style-name="ce5" office:value-type="float" office:value="-35987" calcext:value-type="float">
            <text:p>-35.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s Sociales Administración.</text:p>
          </table:table-cell>
          <table:table-cell table:style-name="ce5" office:value-type="float" office:value="-616.48" calcext:value-type="float">
            <text:p>-616</text:p>
          </table:table-cell>
          <table:table-cell table:style-name="ce5" office:value-type="float" office:value="-4288.81" calcext:value-type="float">
            <text:p>-4.289</text:p>
          </table:table-cell>
          <table:table-cell table:style-name="ce5" office:value-type="float" office:value="-846" calcext:value-type="float">
            <text:p>-846</text:p>
          </table:table-cell>
          <table:table-cell table:style-name="ce5" office:value-type="float" office:value="-1157.16" calcext:value-type="float">
            <text:p>-1.157</text:p>
          </table:table-cell>
          <table:table-cell table:style-name="ce5" office:value-type="float" office:value="-1697" calcext:value-type="float">
            <text:p>-1.6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s Sociales Producción.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office:value-type="float" office:value="-6546" calcext:value-type="float">
            <text:p>-6.5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STES DE PERSO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endamientos + Renting Administración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4096.65" calcext:value-type="float">
            <text:p>-4.09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paraciones y Conservación.</text:p>
          </table:table-cell>
          <table:table-cell table:style-name="ce4" office:value-type="float" office:value="-1354.03" calcext:value-type="float">
            <text:p>-1.354</text:p>
          </table:table-cell>
          <table:table-cell table:style-name="ce4" office:value-type="float" office:value="-4849.43" calcext:value-type="float">
            <text:p>-4.849</text:p>
          </table:table-cell>
          <table:table-cell table:style-name="ce4" office:value-type="float" office:value="-538.89" calcext:value-type="float">
            <text:p>-539</text:p>
          </table:table-cell>
          <table:table-cell table:style-name="ce4" office:value-type="float" office:value="-1447.78" calcext:value-type="float">
            <text:p>-1.448</text:p>
          </table:table-cell>
          <table:table-cell table:style-name="ce5" office:value-type="float" office:value="-2514.58" calcext:value-type="float">
            <text:p>-2.51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ervicios de Profesionales Independientes.</text:p>
          </table:table-cell>
          <table:table-cell table:style-name="ce4" office:value-type="float" office:value="-3153.54" calcext:value-type="float">
            <text:p>-3.154</text:p>
          </table:table-cell>
          <table:table-cell table:style-name="ce4" office:value-type="float" office:value="-5108.16" calcext:value-type="float">
            <text:p>-5.108</text:p>
          </table:table-cell>
          <table:table-cell table:style-name="ce4" office:value-type="float" office:value="-3846.56" calcext:value-type="float">
            <text:p>-3.847</text:p>
          </table:table-cell>
          <table:table-cell table:style-name="ce4" office:value-type="float" office:value="-3950.05" calcext:value-type="float">
            <text:p>-3.950</text:p>
          </table:table-cell>
          <table:table-cell table:style-name="ce5" office:value-type="float" office:value="-4556.02" calcext:value-type="float">
            <text:p>-4.5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os Realizados por Otras Empresas.</text:p>
          </table:table-cell>
          <table:table-cell table:style-name="ce4" office:value-type="float" office:value="-5105.91" calcext:value-type="float">
            <text:p>-5.106</text:p>
          </table:table-cell>
          <table:table-cell table:style-name="ce4" office:value-type="float" office:value="-1182.3" calcext:value-type="float">
            <text:p>-1.182</text:p>
          </table:table-cell>
          <table:table-cell table:style-name="ce4" office:value-type="float" office:value="-4740.88" calcext:value-type="float">
            <text:p>-4.741</text:p>
          </table:table-cell>
          <table:table-cell table:style-name="ce4" office:value-type="float" office:value="-2248.01" calcext:value-type="float">
            <text:p>-2.248</text:p>
          </table:table-cell>
          <table:table-cell table:style-name="ce5" office:value-type="float" office:value="-2911.83" calcext:value-type="float">
            <text:p>-2.9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portes.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as de Seguros.</text:p>
          </table:table-cell>
          <table:table-cell table:style-name="ce4" office:value-type="float" office:value="-710.57" calcext:value-type="float">
            <text:p>-711</text:p>
          </table:table-cell>
          <table:table-cell table:style-name="ce4" office:value-type="float" office:value="-1179.94" calcext:value-type="float">
            <text:p>-1.180</text:p>
          </table:table-cell>
          <table:table-cell table:style-name="ce4" office:value-type="float" office:value="-1202.65" calcext:value-type="float">
            <text:p>-1.203</text:p>
          </table:table-cell>
          <table:table-cell table:style-name="ce4" office:value-type="float" office:value="-1219.9" calcext:value-type="float">
            <text:p>-1.220</text:p>
          </table:table-cell>
          <table:table-cell table:style-name="ce5" office:value-type="float" office:value="-1144.7" calcext:value-type="float">
            <text:p>-1.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ios Bancarios y Similares.</text:p>
          </table:table-cell>
          <table:table-cell table:style-name="ce5" office:value-type="float" office:value="-34.54" calcext:value-type="float">
            <text:p>-35</text:p>
          </table:table-cell>
          <table:table-cell table:style-name="ce5" office:value-type="float" office:value="-48.25" calcext:value-type="float">
            <text:p>-48</text:p>
          </table:table-cell>
          <table:table-cell table:style-name="ce5" office:value-type="float" office:value="-226.66" calcext:value-type="float">
            <text:p>-227</text:p>
          </table:table-cell>
          <table:table-cell table:style-name="ce5" office:value-type="float" office:value="-146.63" calcext:value-type="float">
            <text:p>-147</text:p>
          </table:table-cell>
          <table:table-cell table:style-name="ce5" office:value-type="float" office:value="-178" calcext:value-type="float">
            <text:p>-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s por Financiación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683.57" calcext:value-type="float">
            <text:p>-1.684</text:p>
          </table:table-cell>
          <table:table-cell table:style-name="ce5" office:value-type="float" office:value="-661.7" calcext:value-type="float">
            <text:p>-662</text:p>
          </table:table-cell>
          <table:table-cell table:style-name="ce5" office:value-type="float" office:value="-1206.11" calcext:value-type="float">
            <text:p>-1.206</text:p>
          </table:table-cell>
          <table:table-cell table:style-name="ce5" office:value-type="float" office:value="-984" calcext:value-type="float">
            <text:p>-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es de Deudas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683.57" calcext:value-type="float">
            <text:p>-1.684</text:p>
          </table:table-cell>
          <table:table-cell table:style-name="ce5" office:value-type="float" office:value="-169.69" calcext:value-type="float">
            <text:p>-170</text:p>
          </table:table-cell>
          <table:table-cell table:style-name="ce5" office:value-type="float" office:value="-556.11" calcext:value-type="float">
            <text:p>-556</text:p>
          </table:table-cell>
          <table:table-cell table:style-name="ce5" office:value-type="float" office:value="-384" calcext:value-type="float">
            <text:p>-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s Servicios recibidos.</text:p>
          </table:table-cell>
          <table:table-cell table:style-name="ce5" office:value-type="float" office:value="-11862.18" calcext:value-type="float">
            <text:p>-11.862</text:p>
          </table:table-cell>
          <table:table-cell table:style-name="ce5" office:value-type="float" office:value="-18358.81" calcext:value-type="float">
            <text:p>-18.359</text:p>
          </table:table-cell>
          <table:table-cell table:style-name="ce5" office:value-type="float" office:value="-15141.84" calcext:value-type="float">
            <text:p>-15.142</text:p>
          </table:table-cell>
          <table:table-cell table:style-name="ce5" office:value-type="float" office:value="-8892.76" calcext:value-type="float">
            <text:p>-8.893</text:p>
          </table:table-cell>
          <table:table-cell table:style-name="ce5" office:value-type="float" office:value="-17442" calcext:value-type="float">
            <text:p>-17.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idad, Propaganda y Relaciones Públicas.</text:p>
          </table:table-cell>
          <table:table-cell table:style-name="ce4" office:value-type="float" office:value="-427.47" calcext:value-type="float">
            <text:p>-427</text:p>
          </table:table-cell>
          <table:table-cell table:style-name="ce4" office:value-type="float" office:value="-2710.17" calcext:value-type="float">
            <text:p>-2.710</text:p>
          </table:table-cell>
          <table:table-cell table:style-name="ce4" office:value-type="float" office:value="-295.11" calcext:value-type="float">
            <text:p>-295</text:p>
          </table:table-cell>
          <table:table-cell table:style-name="ce4" office:value-type="float" office:value="-572.86" calcext:value-type="float">
            <text:p>-57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inistros.</text:p>
          </table:table-cell>
          <table:table-cell table:style-name="ce4" office:value-type="float" office:value="-2718.27" calcext:value-type="float">
            <text:p>-2.718</text:p>
          </table:table-cell>
          <table:table-cell table:style-name="ce4" office:value-type="float" office:value="-3081.74" calcext:value-type="float">
            <text:p>-3.082</text:p>
          </table:table-cell>
          <table:table-cell table:style-name="ce4" office:value-type="float" office:value="-4221.57" calcext:value-type="float">
            <text:p>-4.222</text:p>
          </table:table-cell>
          <table:table-cell table:style-name="ce4" office:value-type="float" office:value="-3470.49" calcext:value-type="float">
            <text:p>-3.470</text:p>
          </table:table-cell>
          <table:table-cell table:style-name="ce5" office:value-type="float" office:value="-4686" calcext:value-type="float">
            <text:p>-4.6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a de otros Aprovisionamientos.</text:p>
          </table:table-cell>
          <table:table-cell table:style-name="ce4" office:value-type="float" office:value="-1120.93" calcext:value-type="float">
            <text:p>-1.121</text:p>
          </table:table-cell>
          <table:table-cell table:style-name="ce4" office:value-type="float" office:value="-2702.59" calcext:value-type="float">
            <text:p>-2.703</text:p>
          </table:table-cell>
          <table:table-cell table:style-name="ce4" office:value-type="float" office:value="-1329.4" calcext:value-type="float">
            <text:p>-1.329</text:p>
          </table:table-cell>
          <table:table-cell table:style-name="ce4" office:value-type="float" office:value="-793.22" calcext:value-type="float">
            <text:p>-793</text:p>
          </table:table-cell>
          <table:table-cell table:style-name="ce5" office:value-type="float" office:value="-420" calcext:value-type="float">
            <text:p>-420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COSTO TOTAL</text:p>
          </table:table-cell>
          <table:table-cell table:style-name="ce3" table:formula="of:=SUM([.B3:.B26])" office:value-type="float" office:value="30613.69" calcext:value-type="float">
            <text:p>30613,69</text:p>
          </table:table-cell>
          <table:table-cell table:style-name="ce3" table:formula="of:=SUM([.C3:.C26])" office:value-type="float" office:value="-2453.29" calcext:value-type="float">
            <text:p>-2453,29</text:p>
          </table:table-cell>
          <table:table-cell table:style-name="ce3" table:formula="of:=SUM([.D3:.D26])" office:value-type="float" office:value="-33197.97" calcext:value-type="float">
            <text:p>-33197,97</text:p>
          </table:table-cell>
          <table:table-cell table:style-name="ce3" table:formula="of:=SUM([.E3:.E26])" office:value-type="float" office:value="20066.04" calcext:value-type="float">
            <text:p>20066,04</text:p>
          </table:table-cell>
          <table:table-cell table:style-name="ce3" table:formula="of:=SUM([.F3:.F26])" office:value-type="float" office:value="14870.04" calcext:value-type="float">
            <text:p>14870,04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BENEFICIO DE EXPLOT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ros Ingresos</text:p>
          </table:table-cell>
          <table:table-cell table:style-name="ce5" office:value-type="float" office:value="676.54" calcext:value-type="float">
            <text:p>677</text:p>
          </table:table-cell>
          <table:table-cell table:style-name="ce5" office:value-type="float" office:value="1378.06" calcext:value-type="float">
            <text:p>1.378</text:p>
          </table:table-cell>
          <table:table-cell table:style-name="ce5" office:value-type="float" office:value="3037.68" calcext:value-type="float">
            <text:p>3.038</text:p>
          </table:table-cell>
          <table:table-cell table:style-name="ce5" office:value-type="float" office:value="1844.73" calcext:value-type="float">
            <text:p>1.845</text:p>
          </table:table-cell>
          <table:table-cell table:style-name="ce5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s Gastos Financieros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-492.01" calcext:value-type="float">
            <text:p>-492</text:p>
          </table:table-cell>
          <table:table-cell table:style-name="ce5" office:value-type="float" office:value="-650" calcext:value-type="float">
            <text:p>-650</text:p>
          </table:table-cell>
          <table:table-cell table:style-name="ce5" office:value-type="float" office:value="-600" calcext:value-type="float">
            <text:p>-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s Tributos soportados.</text:p>
          </table:table-cell>
          <table:table-cell table:style-name="ce4" office:value-type="float" office:value="-536.38" calcext:value-type="float">
            <text:p>-536</text:p>
          </table:table-cell>
          <table:table-cell table:style-name="ce4" office:value-type="float" office:value="-636.38" calcext:value-type="float">
            <text:p>-636</text:p>
          </table:table-cell>
          <table:table-cell table:style-name="ce4" office:value-type="float" office:value="-552.02" calcext:value-type="float">
            <text:p>-552</text:p>
          </table:table-cell>
          <table:table-cell table:style-name="ce4" office:value-type="float" office:value="-635.33" calcext:value-type="float">
            <text:p>-635</text:p>
          </table:table-cell>
          <table:table-cell table:style-name="ce5" office:value-type="float" office:value="-388.1" calcext:value-type="float">
            <text:p>-38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TAL ANUAL</text:p>
          </table:table-cell>
          <table:table-cell table:style-name="ce6" table:formula="of:=SUM([.B28:.B33])" office:value-type="float" office:value="30753.85" calcext:value-type="float">
            <text:p>30.754</text:p>
          </table:table-cell>
          <table:table-cell table:style-name="ce3" table:formula="of:=SUM([.C28:.C33])" office:value-type="float" office:value="-1711.61" calcext:value-type="float">
            <text:p>-1711,61</text:p>
          </table:table-cell>
          <table:table-cell table:style-name="ce3" table:formula="of:=SUM([.D28:.D33])" office:value-type="float" office:value="-31204.32" calcext:value-type="float">
            <text:p>-31204,32</text:p>
          </table:table-cell>
          <table:table-cell table:style-name="ce3" table:formula="of:=SUM([.E28:.E33])" office:value-type="float" office:value="20625.44" calcext:value-type="float">
            <text:p>20625,44</text:p>
          </table:table-cell>
          <table:table-cell table:style-name="ce3" table:formula="of:=SUM([.F28:.F33])" office:value-type="float" office:value="14242.94" calcext:value-type="float">
            <text:p>14242,94</text:p>
          </table:table-cell>
          <table:table-cell table:style-name="Default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1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scientific-number number:decimal-places="1" number:min-integer-digits="3" number:min-exponent-digits="1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s" number:country="ES">
      <number:number number:decimal-places="0" number:min-integer-digits="1" number:grouping="true"/>
      <number:text> €</number:text>
    </number:number-style>
    <number:number-style style:name="N1013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es" number:country="ES">
      <number:number number:decimal-places="0" number:min-integer-digits="1" number:grouping="true"/>
      <number:text> €</number:text>
    </number:number-style>
    <number:number-style style:name="N1013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es" number:country="ES">
      <number:number number:decimal-places="2" number:min-integer-digits="1" number:grouping="true"/>
      <number:text> €</number:text>
    </number:number-style>
    <number:number-style style:name="N1013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es" number:country="ES">
      <number:number number:decimal-places="2" number:min-integer-digits="1" number:grouping="true"/>
      <number:text> €</number:text>
    </number:number-style>
    <number:number-style style:name="N1013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8P0"/>
    </number:number-style>
    <number:number-style style:name="N10139P0" style:volatile="true" number:language="es" number:country="ES">
      <number:number number:decimal-places="0" number:min-integer-digits="1" number:grouping="true"/>
      <number:text>   </number:text>
    </number:number-style>
    <number:number-style style:name="N10139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39P0"/>
    </number:number-style>
    <number:number-style style:name="N10140P0" style:volatile="true" number:language="es" number:country="ES">
      <number:number number:decimal-places="0" number:min-integer-digits="1" number:grouping="true"/>
      <number:text>   </number:text>
    </number:number-style>
    <number:number-style style:name="N10140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0P0"/>
    </number:number-style>
    <number:number-style style:name="N10141P0" style:volatile="true" number:language="es" number:country="ES">
      <number:number number:decimal-places="2" number:min-integer-digits="1" number:grouping="true"/>
      <number:text>   </number:text>
    </number:number-style>
    <number:number-style style:name="N1014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41P0"/>
    </number:number-style>
    <number:number-style style:name="N10142P0" style:volatile="true" number:language="es" number:country="ES">
      <number:number number:decimal-places="2" number:min-integer-digits="1" number:grouping="true"/>
      <number:text>   </number:text>
    </number:number-style>
    <number:number-style style:name="N1014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3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3P2" style:volatile="true" number:language="es" number:country="ES">
      <number:text> </number:text>
      <loext:fill-character> </loext:fill-character>
      <number:text>-    </number:text>
    </number:number-style>
    <number:text-style style:name="N10143" number:language="es" number:country="E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4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4P2" style:volatile="true" number:language="es" number:country="ES">
      <number:text> </number:text>
      <loext:fill-character> </loext:fill-character>
      <number:text>- € </number:text>
    </number:number-style>
    <number:text-style style:name="N10144" number:language="es" number:country="E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45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45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45" number:language="es" number:country="E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9:15:10.9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unciado" style:display-name="PageStyle_Enunci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C</meta:initial-creator>
    <meta:print-date>2014-04-24T19:14:33</meta:print-date>
    <meta:creation-date>2014-02-03T18:58:21</meta:creation-date>
    <dc:date>2015-05-07T19:50:14.496000000</dc:date>
    <meta:generator>LibreOffice/4.3.5.2$Windows_x86 LibreOffice_project/3a87456aaa6a95c63eea1c1b3201acedf0751bd5</meta:generator>
    <meta:editing-duration>PT38M45S</meta:editing-duration>
    <meta:editing-cycles>5</meta:editing-cycles>
    <meta:document-statistic meta:table-count="1" meta:cell-count="166" meta:object-count="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13cm" xlink:href=".." xlink:type="simple" chart:class="chart:line" chart:style-name="ch1">
        <chart:title svg:x="5.897cm" svg:y="0.316cm" chart:style-name="ch2">
          <text:p>Variación Inter-anual</text:p>
        </chart:title>
        <chart:subtitle svg:x="7.021cm" svg:y="1.275cm" chart:style-name="ch3">
          <text:p>2009-2013</text:p>
        </chart:subtitle>
        <chart:legend chart:legend-position="end" svg:x="12.362cm" svg:y="4.207cm" style:legend-expansion="high" chart:style-name="ch4"/>
        <chart:plot-area chart:style-name="ch5" table:cell-range-address="Enunciado.B1:Enunciado.F1 Enunciado.A35:Enunciado.F35" chart:data-source-has-labels="both" svg:x="1.331cm" svg:y="2.138cm" svg:width="10.711cm" svg:height="5.714cm">
          <chartooo:coordinate-region svg:x="2.72cm" svg:y="2.337cm" svg:width="8.95cm" svg:height="5.316cm"/>
          <chart:axis chart:dimension="x" chart:name="primary-x" chart:style-name="ch6" chartooo:axis-type="auto">
            <chartooo:date-scale/>
            <chart:title svg:x="6.258cm" svg:y="8.032cm" chart:style-name="ch7">
              <text:p>Años</text:p>
            </chart:title>
            <chart:categories table:cell-range-address="Enunciado.B1:Enunciado.F1"/>
          </chart:axis>
          <chart:axis chart:dimension="y" chart:name="primary-y" chart:style-name="ch8">
            <chart:title svg:x="0.451cm" svg:y="5.145cm" chart:style-name="ch9">
              <text:p>€</text:p>
            </chart:title>
            <chart:grid chart:style-name="ch10" chart:class="major"/>
          </chart:axis>
          <chart:series chart:style-name="ch11" chart:values-cell-range-address="Enunciado.B35:Enunciado.F35" chart:label-cell-address="Enunciado.A35:Enunciado.A35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TOTAL ANUAL</text:p>
                <draw:g>
                  <svg:desc>Enunciado.A35:Enunciado.A35</svg:desc>
                </draw:g>
              </table:table-cell>
              <table:table-cell office:value-type="float" office:value="30753.85">
                <text:p>30753.85</text:p>
                <draw:g>
                  <svg:desc>Enunciado.B35:Enunciado.F35</svg:desc>
                </draw:g>
              </table:table-cell>
              <table:table-cell office:value-type="float" office:value="-1711.61">
                <text:p>-1711.61</text:p>
              </table:table-cell>
              <table:table-cell office:value-type="float" office:value="-31204.32">
                <text:p>-31204.32</text:p>
              </table:table-cell>
              <table:table-cell office:value-type="float" office:value="20625.44">
                <text:p>20625.44</text:p>
              </table:table-cell>
              <table:table-cell office:value-type="float" office:value="14242.94">
                <text:p>14242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ariación de ventas</text:p>
        </chart:title>
        <chart:subtitle svg:x="7.017cm" svg:y="1.275cm" chart:style-name="ch3">
          <text:p>2009-2013</text:p>
        </chart:subtitle>
        <chart:legend chart:legend-position="end" svg:x="13.465cm" svg:y="4.201cm" style:legend-expansion="high" chart:style-name="ch4"/>
        <chart:plot-area chart:style-name="ch5" table:cell-range-address="Enunciado.B1:Enunciado.F1 Enunciado.A4:Enunciado.F4" chart:data-source-has-labels="both" svg:x="1.331cm" svg:y="2.138cm" svg:width="11.814cm" svg:height="5.701cm">
          <chartooo:coordinate-region svg:x="2.799cm" svg:y="2.337cm" svg:width="9.974cm" svg:height="4.855cm"/>
          <chart:axis chart:dimension="x" chart:name="primary-x" chart:style-name="ch6" chartooo:axis-type="auto">
            <chartooo:date-scale/>
            <chart:title svg:x="6.81cm" svg:y="8.019cm" chart:style-name="ch7">
              <text:p>Años</text:p>
            </chart:title>
            <chart:categories table:cell-range-address="Enunciado.B1:Enunciado.F1"/>
          </chart:axis>
          <chart:axis chart:dimension="y" chart:name="primary-y" chart:style-name="ch8">
            <chart:title svg:x="0.451cm" svg:y="5.138cm" chart:style-name="ch9">
              <text:p>€</text:p>
            </chart:title>
            <chart:grid chart:style-name="ch10" chart:class="major"/>
          </chart:axis>
          <chart:series chart:style-name="ch11" chart:values-cell-range-address="Enunciado.B4:Enunciado.F4" chart:label-cell-address="Enunciado.A4:Enunciado.A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Ventas.</text:p>
                <draw:g>
                  <svg:desc>Enunciado.A4:Enunciado.A4</svg:desc>
                </draw:g>
              </table:table-cell>
              <table:table-cell office:value-type="float" office:value="0">
                <text:p>0</text:p>
                <draw:g>
                  <svg:desc>Enunciado.B4:Enunciado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555.82">
                <text:p>114555.82</text:p>
              </table:table-cell>
              <table:table-cell office:value-type="float" office:value="157106.56">
                <text:p>157106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